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5.9819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3.6125in"/>
    </style:style>
    <style:style style:name="Table1.C" style:family="table-column">
      <style:table-column-properties style:column-width="0.2403in"/>
    </style:style>
    <style:style style:name="Table1.D" style:family="table-column">
      <style:table-column-properties style:column-width="1.8785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D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1.C6" style:family="table-cell">
      <style:table-cell-properties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able_20_Contents">
      <style:text-properties fo:font-size="2pt" style:font-size-asian="2pt" style:font-size-complex="2pt"/>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09092"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text-properties officeooo:paragraph-rsid="000f8177"/>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0d94b" fo:padding="0in" fo:border="none"/>
    </style:style>
    <style:style style:name="P7"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8" style:family="paragraph" style:parent-style-name="Standard">
      <style:paragraph-properties style:line-height-at-least="0.2083in"/>
      <style:text-properties fo:font-variant="normal" fo:text-transform="none" fo:color="#333333" fo:letter-spacing="normal" officeooo:paragraph-rsid="0010d94b" fo:padding="0in" fo:border="none"/>
    </style:style>
    <style:style style:name="T1" style:family="text">
      <style:text-properties style:font-name="proxima-nov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text:p>
      <text:p text:style-name="P3">SURGICEL®, SURGICEL®￼, SURGICEL® NU-KNIT™</text:p>
      <text:p text:style-name="P3">Absorbable Haemostats</text:p>
      <text:p text:style-name="P3">(OXIDISED REGENERATED CELLULOSE)</text:p>
      <text:p text:style-name="P3">￼</text:p>
      <text:p text:style-name="P2">Page: 3</text:p>
      <text:p text:style-name="P6">Description</text:p>
      <text:p text:style-name="P6">SURGICEL® Absorbable Haemostat is a sterile absorbable knitted fabric prepared by the controlled oxidation of regenerated cellulose. The fabric is white with a pale yellow cast and has a faint, caramel-like aroma. It is strong and can be sutured or cut without fraying. It is stable and should be stored at controlled room temperature. A slight discolouration may occur with age, but this does not affect performance.</text:p>
      <text:p text:style-name="P6">Actions</text:p>
      <text:p text:style-name="P6">After SURGICEL® Haemostat has been saturated with blood, it swells into a brownish or black gelatinous mass which aids in the formation of a clot, thereby serving as a haemostatic adjunct in the control of local haemorrhage. When used properly in minimal amounts, SURGICEL® Haemostat is absorbed from the sites of implantation with practically no tissue reaction. Absorption depends upon several factors including the amount used, degree of saturation with blood, and the tissue bed.</text:p>
      <text:p text:style-name="P6">In addition to its local haemostatic properties, SURGICEL® Haemostat is bactericidal in vitro against a wide range of gram-positive and gram-negative organisms including aerobes and anaerobes. SURGICEL® Haemostat is bactericidal in vitro against strains of species including those of:</text:p>
      <text:p text:style-name="P6">Staphylococcus aureus»Bacillus subtilis Staphylococcus epidermidis»Proteus vulgaris Micrococcus luteus»Corynebacterium xerosis Streptococcus pyogenes Group A»Mycobacterium phlei</text:p>
      <text:p text:style-name="P6">Streptococcus pyogenes Group B»Clostridium tetani</text:p>
      <text:p text:style-name="P6">Streptococcus salivarius»Clostridium perfringens</text:p>
      <text:p text:style-name="P6">Branhamella catarrhalis»Bacteroides fragilis</text:p>
      <text:p text:style-name="P6">Escherichia coli»Enterococcus</text:p>
      <text:p text:style-name="P6">Klebsiella aerogenes»Enterobacter cloacae</text:p>
      <text:p text:style-name="P6">Lactobacillus sp.»Pseudomonas aeruginosa</text:p>
      <text:p text:style-name="P6">Salmonella enteritidis»Pseudomonas stutzeri</text:p>
      <text:p text:style-name="P6">Shigella dysenteriae»Proteus mirabilis</text:p>
      <text:p text:style-name="P6">Serratia marcescens</text:p>
      <text:p text:style-name="P6">methicillin-resistant Staphylococcus aureus (MRSA)</text:p>
      <text:p text:style-name="P6">penicillin-resistant Streptococcus pneumoniae (PRSP)</text:p>
      <text:p text:style-name="P2">Page: 4</text:p>
      <text:p text:style-name="P6">vancomycin-resistant Enterococcus (VRE)</text:p>
      <text:p text:style-name="P6">methicillin-resistant Staphylococcus epidermidis (MRSE)</text:p>
      <text:p text:style-name="P6">SURGICEL® Haemostat is not, however, an alternative to systemically applied therapeutic or prophylactic antimicrobial agents.</text:p>
      <text:p text:style-name="P6">Indications</text:p>
      <text:p text:style-name="P6">SURGICEL® Haemostat is used adjunctively in surgical procedures to assist in the control of capillary, venous, and small arterial haemorrhage when ligation or other conventional <text:soft-page-break/>methods of control are impractical or ineffective.</text:p>
      <text:p text:style-name="P6">SURGICEL® Haemostat can be cut to size for use in endoscopic procedures (see figures 1, 2.A and 2.B).</text:p>
      <text:p text:style-name="P6">Figure 1.»†SURGICEL® Haemostat should be cut to the appropriate size for endoscopic placement. Standard endoscopic procedures should be used up to the point of placement of the absorbable haemostat. Grasp the SURGICEL® Haemostat at one corner. With a steady backward motion, pull the material into the operating channel until the material is enclosed in the end of the laparoscope.</text:p>
      <text:p text:style-name="P6">Figure 2.A.»†Place the laparoscope back into the patient via the sleeve and reposition the scope over the area of desired application. Slowly push the grasping instrument and material into the cavity.</text:p>
      <text:p text:style-name="P6">Figure 2.B.»†With the use of grasping instruments in a second and/or third auxiliary site, placement can be made and the material positioned in place.</text:p>
      <text:p text:style-name="P6">SURGICEL® Haemostat can be used in many areas of surgery, e.g. cardiovascular surgery, haemorrhoidectomy, implantation of vascular prostheses, biopsies, lung operations, surgery to the face and jaw, gastric resection, operations to the throat or nose, liver and gall bladder operations, gynaecological operations, thoracic and abdominal sympathectomies, neurosurgery, especially cerebral operations, thyroid operations, skin transplantations, treatment of superficial injuries.</text:p>
      <text:p text:style-name="P6">SURGICEL® Haemostat is indicated also for adjunctive use in dental application to assist in the control of bleeding in exodontia and oral surgery. It may also be used to help achieve haemostasis after single or multiple tooth extractions, alveoloplasty, gingival haemorrhage, impactions, biopsies, and other procedures in the oral cavity.</text:p>
      <text:p text:style-name="P2">Page: 5</text:p>
      <text:p text:style-name="P6">Contraindications</text:p>
      <text:p text:style-name="P6">•»Although packing or wadding sometimes is medically necessary, SURGICEL® Haemostat should not be used in this manner, unless it is to be removed after haemostasis is achieved. </text:p>
      <text:p text:style-name="P6">•»SURGICEL® Haemostat should not be used for implantation in bone defects, such as fractures, since there is a possibility of interference with callus formation and a theoretical chance of cyst formation.</text:p>
      <text:p text:style-name="P6">•»When SURGICEL® Haemostat is used to help achieve haemostasis in, around, or in proximity to foramina in bone, areas of bony confine, the spinal cord, or the optic nerve and chiasm, it must always be removed after haemostasis is achieved since it will swell and could exert unwanted pressure.<text:line-break/>•»SURGICEL® Haemostat should not be used to control haemorrhage from large arteries.</text:p>
      <text:p text:style-name="P6">•»SURGICEL® Haemostat should not be used on non-haemorrhagic serous oozing surfaces, since body fluids other than whole blood, such as serum, do not react with SURGICEL® Haemostat to produce satisfactory haemostatic effect.</text:p>
      <text:p text:style-name="P6">•»SURGICEL® Haemostat should not be used as an adhesion prevention product.</text:p>
      <text:p text:style-name="P6">Warnings</text:p>
      <text:p text:style-name="P6">•»SURGICEL® Haemostat is supplied sterile and as the material is not compatible with autoclaving or ethylene oxide sterilization, SURGICEL® Haemostat should not be resterilized.</text:p>
      <text:p text:style-name="P6">•»SURGICEL® Haemostat is not intended as a substitute for careful surgery and the proper use of sutures and ligatures. Closing SURGICEL® Haemostat in a contaminated wound without drainage may lead to complications and should be avoided.</text:p>
      <text:p text:style-name="P6"><text:soft-page-break/>•»The haemostatic effect of SURGICEL® Haemostat is greater when it is applied dry; therefore it should not be moistened with water or saline.</text:p>
      <text:p text:style-name="P6">•»SURGICEL® Haemostat should not be impregnated with anti-infective agents or with other materials such as buffering or haemostatic substances. Its haemostatic effect is not enhanced by the addition of thrombin, the activity of which is destroyed by the low pH of the product.</text:p>
      <text:p text:style-name="P6">• »Although SURGICEL® Haemostat may be left in situ when necessary, it is advisable to remove it once haemostasis is achieved. It must always be removed from the site of application when used in, around, or in proximity to foramina in bone, areas of bony confine, the spinal cord, and/or the optic nerve and chiasm regardless of the type of surgical procedure because SURGICEL® Haemostat, by swelling, may exert pressure resulting in paralysis and/or nerve damage. Dislodgement of SURGICEL® Haemostat could possibly occur by means such as repacking, further intraoperative manipulation, lavage, exaggerated respiration, etc. There have been reports that in procedures such as lobectomy, laminectomy and repair of a frontal skull fracture and lacerated lobe that SURGICEL® Haemostat, when left in the patient after closure, migrated from the site of application into foramina in bone around the spinal cord resulting in paralysis and, in another case, the left orbit of the eye, causing blindness. While these reports cannot be confirmed, special care must be taken by physicians, regardless of the type of surgical procedure, to consider the advisability of removing SURGICEL® Haemostat after haemostasis is achieved.</text:p>
      <text:p text:style-name="P6">• »Although SURGICEL® Haemostat is bactericidal against a wide range of pathogenic microorganisms, it is not intended as a substitute for systemically administered therapeutic or prophylactic antimicrobial agents to control or prevent postoperative infections.</text:p>
      <text:p text:style-name="P6">Precautions</text:p>
      <text:p text:style-name="P6">• »Use only as much SURGICEL® Haemostat as is necessary for haemostasis, holding it firmly in place until bleeding stops. Remove any excess before surgical closure in order to facilitate absorption and minimize the possibility of foreign body reaction.</text:p>
      <text:p text:style-name="P6">• »In urological procedures, minimal amounts of SURGICEL® Haemostat should be used and care must be exercised to prevent plugging of the urethra, ureter, or a catheter by dislodged portions of the product.</text:p>
      <text:p text:style-name="P2">Page: 7</text:p>
      <text:p text:style-name="P8">• <text:span text:style-name="T1">»Since absorption of SURGICEL® Haemostat could be prevented in chemically cauterized areas, its use should not be preceded by application of silver nitrate or any other escharotic chemicals.</text:span></text:p>
      <text:p text:style-name="P8"><text:span text:style-name="T1">•»If SURGICEL® Haemostat is used temporarily to line the cavity of large open wounds, it should be placed so as not to overlap the skin edges. It should also be removed from open wounds by forceps or by irrigation with sterile water or saline solution after bleeding has stopped.</text:span></text:p>
      <text:p text:style-name="P8"><text:span text:style-name="T1">• »Precautions should be taken in otorhinolaryngologic surgery to assure that none of the material is aspirated by the patient. (Examples: controlling haemorrhage after tonsillectomy and controlling epistaxis).</text:span></text:p>
      <text:p text:style-name="P8"><text:span text:style-name="T1">• »Care should be taken not to apply SURGICEL® Haemostat too tightly when it is used as a wrap during vascular surgery.</text:span></text:p>
      <text:p text:style-name="P8"><text:span text:style-name="T1">• »DENTAL: SURGICEL® Haemostat should be applied loosely against the bleeding surface. Wadding or packing should be avoided, especially within rigid cavities, where swelling may interfere with normal function or possibly cause necrosis.</text:span></text:p>
      <text:p text:style-name="P8"><text:soft-page-break/><text:span text:style-name="T1">Adverse reactions</text:span></text:p>
      <text:p text:style-name="P8"><text:span text:style-name="T1">• »“Encapsulation” of fluid and foreign body reactions have been reported.</text:span></text:p>
      <text:p text:style-name="P8"><text:span text:style-name="T1">• »There have been reports of stenotic effect when SURGICEL® Haemostat has been applied as a wrap during vascular surgery. Although it has not been established that the stenosis was directly related to the use of SURGICEL® Haemostat, it is important to be cautious and avoid applying the material tightly as a wrapping.</text:span></text:p>
      <text:p text:style-name="P8"><text:span text:style-name="T1">• »Paralysis and nerve damage have been reported when SURGICEL® Haemostat was used around, in, or in proximity to foramina in bone, areas of bony confine, the spinal cord, and/or the optic nerve and chiasm. While most of these reports have been in connection with laminectomy, reports of paralysis have also been received in connection with other procedures. Blindness has been reported in connection with surgical repair of a lacerated left frontal lobe when SURGICEL® Haemostat was placed in the anterior cranial fossa.</text:span></text:p>
      <text:p text:style-name="P8"><text:span text:style-name="T1">• »Possible prolongation of drainage in cholecystectomies and difficulty passing urine per urethra after prostatectomy have been reported. There has been one report of a blocked ureter after kidney resection, in which postoperative catheterization was required.</text:span></text:p>
      <text:p text:style-name="P8"><text:span text:style-name="T1">• »Occasional reports of “burning” and “stinging” sensations and sneezing when SURGICEL® Haemostat has been used as packing in epistaxis, are believed to be due to the low pH of the product.</text:span></text:p>
      <text:p text:style-name="P8"><text:span text:style-name="T1">• »Burning has been reported when SURGICEL® Haemostat was applied after nasal polyp removal and after haemorrhoidectomy. Headache, burning, stinging and sneezing in epistaxis and other rhinological procedures have been reported. Also, reports of stinging when SURGICEL® Haemostat was applied on surface wounds (varicose ulcerations, dermabrasions and donor sites) have been made.</text:span></text:p>
      <text:p text:style-name="P8"><text:span text:style-name="T1">Dosage and administration</text:span></text:p>
      <text:p text:style-name="P8"><text:span text:style-name="T1">Sterile technique should be observed in removing SURGICEL® Haemostat from its sterile container.</text:span></text:p>
      <text:p text:style-name="P8"><text:span text:style-name="T1">Minimal amounts of SURGICEL® Haemostat in appropriate size are laid on the bleeding site or held firmly against the tissues until haemostasis is obtained.</text:span></text:p>
      <text:p text:style-name="P8"><text:span text:style-name="T1">The amount required depends on the nature and intensity of the haemorrhage to be stopped. The haemostatic effect of SURGICEL® Haemostat is particularly pronounced when used dry. Moistening the material with water or physiological saline solution is not recommended.</text:span></text:p>
      <text:p text:style-name="P8"><text:span text:style-name="T1">Notes and information on shelf-life</text:span></text:p>
      <text:p text:style-name="P8"><text:span text:style-name="T1">SURGICEL® Haemostat should be stored dry under controlled conditions (15°C-30°C) and protected from direct sunlight, in the original packaging.</text:span></text:p>
      <text:p text:style-name="P8"><text:span text:style-name="T1">Do not use if individual pack is damaged/opened. Do not resterilize. The use by date of this product is printed on the packaging.</text:span></text:p>
      <text:p text:style-name="P8"><text:span text:style-name="T1">Direct all correspondence to your local distributor.</text:span></text:p>
      <text:p text:style-name="P8"><text:span text:style-name="T1">NOT FOR EXPORT TO U.S.A.</text:span></text:p>
      <text:p text:style-name="P8"><text:span text:style-name="T1">ˇ</text:span></text:p>
      <text:p text:style-name="P4">Page: 9</text:p>
      <text:p text:style-name="P7">SYMBOLS USED ON LABELLI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p>
          </table:table-cell>
          <table:table-cell table:style-name="Table1.A1" office:value-type="string">
            <text:p text:style-name="Table_20_Contents">CE mark and identification number of notified body.</text:p>
          </table:table-cell>
          <table:table-cell table:style-name="Table1.A1" office:value-type="string">
            <text:p text:style-name="Table_20_Contents">￼</text:p>
          </table:table-cell>
          <table:table-cell table:style-name="Table1.D1"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A2" office:value-type="string">
            <text:p text:style-name="Table_20_Contents">Store 15-30°C</text:p>
          </table:table-cell>
          <table:table-cell table:style-name="Table1.A2" office:value-type="string">
            <text:p text:style-name="Table_20_Contents">￼</text:p>
          </table:table-cell>
          <table:table-cell table:style-name="Table1.D2" office:value-type="string">
            <text:p text:style-name="Table_20_Contents">Single use</text:p>
          </table:table-cell>
        </table:table-row>
        <table:table-row>
          <table:table-cell table:style-name="Table1.A2" office:value-type="string">
            <text:p text:style-name="Table_20_Contents">￼</text:p>
          </table:table-cell>
          <table:table-cell table:style-name="Table1.A2" office:value-type="string">
            <text:p text:style-name="Table_20_Contents">Attention, see instructions for use</text:p>
          </table:table-cell>
          <table:table-cell table:style-name="Table1.A2" office:value-type="string">
            <text:p text:style-name="Table_20_Contents">￼</text:p>
          </table:table-cell>
          <table:table-cell table:style-name="Table1.D2" office:value-type="string">
            <text:p text:style-name="Table_20_Contents">Do not resterilise</text:p>
          </table:table-cell>
        </table:table-row>
        <text:soft-page-break/>
        <table:table-row>
          <table:table-cell table:style-name="Table1.A2" office:value-type="string">
            <text:p text:style-name="Table_20_Contents">￼</text:p>
          </table:table-cell>
          <table:table-cell table:style-name="Table1.A2" office:value-type="string">
            <text:p text:style-name="Table_20_Contents">Do not use if package is damaged</text:p>
          </table:table-cell>
          <table:table-cell table:style-name="Table1.A2" office:value-type="string">
            <text:p text:style-name="Table_20_Contents">￼</text:p>
          </table:table-cell>
          <table:table-cell table:style-name="Table1.D2" office:value-type="string">
            <text:p text:style-name="Table_20_Contents">Use by: year and month</text:p>
          </table:table-cell>
        </table:table-row>
        <table:table-row>
          <table:table-cell table:style-name="Table1.A2" office:value-type="string">
            <text:p text:style-name="Table_20_Contents">￼</text:p>
          </table:table-cell>
          <table:table-cell table:style-name="Table1.A2" office:value-type="string">
            <text:p text:style-name="Table_20_Contents">Batch number</text:p>
          </table:table-cell>
          <table:table-cell table:style-name="Table1.A2" office:value-type="string">
            <text:p text:style-name="Table_20_Contents">￼</text:p>
          </table:table-cell>
          <table:table-cell table:style-name="Table1.D2" office:value-type="string">
            <text:p text:style-name="Table_20_Contents">Manufacturer</text:p>
          </table:table-cell>
        </table:table-row>
        <table:table-row>
          <table:table-cell table:style-name="Table1.A2" office:value-type="string">
            <text:p text:style-name="Table_20_Contents">￼</text:p>
          </table:table-cell>
          <table:table-cell table:style-name="Table1.A2" office:value-type="string">
            <text:p text:style-name="Table_20_Contents">Re-order number</text:p>
          </table:table-cell>
          <table:table-cell table:style-name="Table1.C6" table:number-columns-spanned="2" office:value-type="string">
            <text:p text:style-name="P1"/>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29:26.288817671</dc:date>
    <dc:creator>alex </dc:creator>
    <meta:editing-duration>PT20M9S</meta:editing-duration>
    <meta:editing-cycles>4</meta:editing-cycles>
    <meta:generator>LibreOffice/4.3.2.2$Linux_x86 LibreOffice_project/edfb5295ba211bd31ad47d0bad0118690f76407d</meta:generator>
    <meta:document-statistic meta:table-count="1" meta:image-count="0" meta:object-count="0" meta:page-count="5" meta:paragraph-count="99" meta:word-count="1758" meta:character-count="11950" meta:non-whitespace-character-count="10290"/>
  </office:meta>
</office:document-meta>
</file>